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34d" officeooo:paragraph-rsid="0015d3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11:11:20.692796000</meta:creation-date>
    <meta:print-date>2026-04-07T11:13:32.662852800</meta:print-date>
    <meta:printed-by>PDF files</meta:printed-by>
    <dc:date>2026-04-07T11:13:47.664999700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26.2.1.2$Windows_X86_64 LibreOffice_project/620$Build-2</meta:generator>
  </office:meta>
</office:document-meta>
</file>